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00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ffff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4" office:value-type="float" office:value="-5.9812" calcext:value-type="float">
            <text:p>-5.9812</text:p>
          </table:table-cell>
          <table:table-cell table:style-name="ce4" office:value-type="float" office:value="-0.0327" calcext:value-type="float">
            <text:p>-0.0327</text:p>
          </table:table-cell>
          <table:table-cell table:style-name="ce4" office:value-type="float" office:value="-15.0215" calcext:value-type="float">
            <text:p>-15.021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float" office:value="22" calcext:value-type="float">
            <text:p>22</text:p>
          </table:table-cell>
          <table:table-cell table:style-name="ce3" office:value-type="float" office:value="-4.294" calcext:value-type="float">
            <text:p>-4.294</text:p>
          </table:table-cell>
          <table:table-cell table:style-name="ce2" office:value-type="float" office:value="1.6872" calcext:value-type="float">
            <text:p>1.6872</text:p>
          </table:table-cell>
          <table:table-cell table:style-name="ce2" office:value-type="float" office:value="4.2613" calcext:value-type="float">
            <text:p>4.2613</text:p>
          </table:table-cell>
          <table:table-cell table:style-name="ce2" office:value-type="float" office:value="10.7275" calcext:value-type="float">
            <text:p>10.727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float" office:value="23" calcext:value-type="float">
            <text:p>23</text:p>
          </table:table-cell>
          <table:table-cell table:style-name="ce3" office:value-type="float" office:value="-2.326" calcext:value-type="float">
            <text:p>-2.326</text:p>
          </table:table-cell>
          <table:table-cell table:style-name="ce2" office:value-type="float" office:value="3.6552" calcext:value-type="float">
            <text:p>3.6552</text:p>
          </table:table-cell>
          <table:table-cell table:style-name="ce2" office:value-type="float" office:value="2.2933" calcext:value-type="float">
            <text:p>2.2933</text:p>
          </table:table-cell>
          <table:table-cell table:style-name="ce2" office:value-type="float" office:value="12.6955" calcext:value-type="float">
            <text:p>12.6955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style-name="ce2" office:value-type="float" office:value="24" calcext:value-type="float">
            <text:p>24</text:p>
          </table:table-cell>
          <table:table-cell table:style-name="ce3" office:value-type="float" office:value="-13.433" calcext:value-type="float">
            <text:p>-13.433</text:p>
          </table:table-cell>
          <table:table-cell table:style-name="ce2" office:value-type="float" office:value="7.4518" calcext:value-type="float">
            <text:p>7.4518</text:p>
          </table:table-cell>
          <table:table-cell table:style-name="ce2" office:value-type="float" office:value="13.4003" calcext:value-type="float">
            <text:p>13.4003</text:p>
          </table:table-cell>
          <table:table-cell table:style-name="ce2" office:value-type="float" office:value="1.5885" calcext:value-type="float">
            <text:p>1.588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1T11:15:01.437506043</meta:creation-date>
    <dc:date>2024-12-12T11:14:33.264507239</dc:date>
    <meta:editing-duration>PT23H49M21S</meta:editing-duration>
    <meta:editing-cycles>1</meta:editing-cycles>
    <meta:generator>LibreOffice/5.3.6.1$Linux_X86_64 LibreOffice_project/30$Build-1</meta:generator>
    <meta:document-statistic meta:table-count="1" meta:cell-count="21" meta:object-count="0"/>
    <meta:user-defined meta:name="ProgId">Excel.Sheet</meta:user-defined>
  </office:meta>
</office:document-meta>
</file>